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Heading_20_2">
      <style:text-properties style:font-name="Liberation Serif"/>
    </style:style>
    <style:style style:name="P2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1" style:master-page-name="Landscape">
      <style:paragraph-properties style:page-number="auto"/>
      <style:text-properties style:font-name="Liberation Serif" officeooo:paragraph-rsid="02d82664" style:text-scale="99%"/>
    </style:style>
    <style:style style:name="P27" style:family="paragraph" style:parent-style-name="Heading_20_1">
      <style:paragraph-properties fo:break-before="page"/>
      <style:text-properties style:font-name="Liberation Serif"/>
    </style:style>
    <style:style style:name="P28" style:family="paragraph" style:parent-style-name="Standard" style:list-style-name="L1">
      <style:text-properties style:font-name="Liberation Serif"/>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6"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s text:c="3"/></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s text:c="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s text:c="3"/></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s text:c="3"/></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7" text:outline-level="1">Документация по <text:span text:style-name="T4">программам (макросам)</text:span></text:h>
      <text:h text:style-name="P21"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3469399678"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1275283714"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2"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8H59M18S</meta:editing-duration>
    <meta:editing-cycles>737</meta:editing-cycles>
    <meta:generator>LibreOffice/6.1.4.2$Linux_X86_64 LibreOffice_project/9d0f32d1f0b509096fd65e0d4bec26ddd1938fd3</meta:generator>
    <dc:date>2019-04-05T17:33:41.864481451</dc:date>
    <meta:document-statistic meta:table-count="4" meta:image-count="0" meta:object-count="0" meta:page-count="5" meta:paragraph-count="101" meta:word-count="680" meta:character-count="5267"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disposeAllBookmarks()
	Dim bookmarks As Object
	bookmarks = ThisComponent.Links.getByName("Закладки")
	While bookmarks.hasElements()
		bookmark = bookmarks.getByName(bookmarks.ElementNames(0))
		bookmark.dispose()
	Wen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CleanManualFormat.disposeAllBookmarks?language=Basic&amp;location=application"
  sCmdLable = "Удал Закладок"
  nCount = 12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ManualOutlineLevel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rightHeaderCell = rightHeaderTable.getCellByPosition(0,0).getStart()
	oViewCursor.goToRange(rightHeaderCell, false)
	addTextVar("rightHeader" + i ,"Фамилия И.О. Название статьи" + i )
	
	leftHeaderTable = curStyle.HeaderTextLeft.CreateEnumeration().nextElement
	leftHeaderCell = leftHeaderTable.getCellByPosition(1,0).getStart()
	oViewCursor.goToRange(leftHeaderCell, false)
	addTextVar("leftHeader" + i ,"Раздел" + i )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ManualOutlineLevel

	Dim targetStyleName As String 
	Dim num As Integer
	Dim oViewCursor As Object
	Dim oText As Object
	Dim curText As Object
	num = 2
	targetStyleName = "Заголовок 2"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